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9B000000DB47A26D6DC3CD35D6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adornments="Negrito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loext:graphic-properties draw:fill="bitmap" draw:opacity="0%" draw:fill-image-width="10.294cm" draw:fill-image-height="10.294cm" style:repeat="repeat" draw:fill-image-ref-point-x="0%" draw:fill-image-ref-point-y="0%" draw:fill-image-ref-point="center" draw:tile-repeat-offset="0% vertical"/>
      <style:paragraph-properties fo:background-color="transparent" style:writing-mode="lr-tb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Text_20_body">
      <style:text-properties officeooo:paragraph-rsid="011e69dd"/>
    </style:style>
    <style:style style:name="P4" style:family="paragraph" style:parent-style-name="Text_20_body_20_indent">
      <style:text-properties fo:font-size="13pt" style:font-size-asian="13pt" style:font-size-complex="13pt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Text_20_body" style:master-page-name="First_20_Page">
      <style:paragraph-properties style:page-number="1"/>
      <style:text-properties officeooo:paragraph-rsid="011e69dd"/>
    </style:style>
    <style:style style:name="T1" style:family="text">
      <style:text-properties officeooo:rsid="00b7fa0b"/>
    </style:style>
    <style:style style:name="T2" style:family="text">
      <style:text-properties officeooo:rsid="00dd5777"/>
    </style:style>
    <style:style style:name="T3" style:family="text">
      <style:text-properties officeooo:rsid="01c05e8f"/>
    </style:style>
    <style:style style:name="T4" style:family="text">
      <style:text-properties officeooo:rsid="01c28a59"/>
    </style:style>
    <style:style style:name="fr1" style:family="graphic" style:parent-style-name="Graphics">
      <style:graphic-properties style:run-through="background" style:protect="content size position" style:wrap="run-through" style:number-wrapped-paragraphs="no-limit" style:vertical-pos="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EnvRel" text:name="py3o.objects.mco_form_date_time"/>
        <text:user-field-decl office:value-type="string" office:string-value="Arquivo XML fonte do relatório" text:name="py3o.objects.xml_source_filename"/>
        <text:user-field-decl office:value-type="string" office:string-value="Data do envio do relatório em EPOCH" text:name="py3o.objects.mco_date_from_epoch"/>
        <text:user-field-decl office:value-type="string" office:string-value="Endereço do Posto OfficeTrack" text:name="py3o.objects.mco_location_address"/>
        <text:user-field-decl office:value-type="string" office:string-value="Longitude" text:name="py3o.objects.mco_location_x"/>
        <text:user-field-decl office:value-type="string" office:string-value="Latitude" text:name="py3o.objects.mco_location_y"/>
        <text:user-field-decl office:value-type="string" office:string-value="CloseTec" text:name="py3o.objects.mco_location_date"/>
        <text:user-field-decl office:value-type="string" office:string-value="Data e hora encerramento técnico EPOCH" text:name="py3o.objects.mco_location_date_from_epoch"/>
        <text:user-field-decl office:value-type="string" office:string-value="Nome do Relatório OfficeTrack" text:name="py3o.objects.mco_form_name"/>
        <text:user-field-decl office:value-type="string" office:string-value="Versão do Relatório no OfficeTrack" text:name="py3o.objects.mco_form_version"/>
        <text:user-field-decl office:value-type="string" office:string-value="TimeCheckIn" text:name="py3o.objects.mco_form_checkin_call_datetime"/>
        <text:user-field-decl office:value-type="string" office:string-value="DurCheckIn" text:name="py3o.objects.mco_form_checkin_call_timing"/>
        <text:user-field-decl office:value-type="string" office:string-value="OpCheckIn" text:name="py3o.objects.mco_form_checkin_attendant_by"/>
        <text:user-field-decl office:value-type="string" office:string-value="RespPo" text:name="py3o.objects.mco_form_station_responsible_name"/>
        <text:user-field-decl office:value-type="string" office:string-value="MailPo" text:name="py3o.objects.mco_form_station_responsible_email"/>
        <text:user-field-decl office:value-type="string" office:string-value="FPistaP" text:name="py3o.objects.mco_form_station_first_line_flag"/>
        <text:user-field-decl office:value-type="string" office:string-value="AtivPistP" text:name="py3o.objects.mco_form_station_first_line_activities"/>
        <text:user-field-decl office:value-type="string" office:string-value="FPistaS" text:name="py3o.objects.mco_form_station_sec_line_flag"/>
        <text:user-field-decl office:value-type="string" office:string-value="AtivPistS" text:name="py3o.objects.mco_form_station_sec_line_activities"/>
        <text:user-field-decl office:value-type="string" office:string-value="FServ" text:name="py3o.objects.mco_form_station_server_flag"/>
        <text:user-field-decl office:value-type="string" office:string-value="AtivServer" text:name="py3o.objects.mco_form_station_server_activities"/>
        <text:user-field-decl office:value-type="string" office:string-value="FTeto" text:name="py3o.objects.mco_form_station_roof_flag"/>
        <text:user-field-decl office:value-type="string" office:string-value="FEquip" text:name="py3o.objects.mco_form_station_equipment_flag"/>
        <text:user-field-decl office:value-type="string" office:string-value="ProLocal" text:name="py3o.objects.mco_form_station_trouble_found"/>
        <text:user-field-decl office:value-type="string" office:string-value="TimeCheckOut" text:name="py3o.objects.mco_form_checkout_call_datetime"/>
        <text:user-field-decl office:value-type="string" office:string-value="DurCheckOut" text:name="py3o.objects.mco_form_checkout_call_timing"/>
        <text:user-field-decl office:value-type="string" office:string-value="OpCheckOut" text:name="py3o.objects.mco_form_checkout_attendant_by"/>
        <text:user-field-decl office:value-type="string" office:string-value="Colaborador" text:name="py3o.objects.mco_form_employee_firstname"/>
        <text:user-field-decl office:value-type="string" office:string-value="Número do Empregado" text:name="py3o.objects.mco_form_employee_number"/>
        <text:user-field-decl office:value-type="string" office:string-value="Número da Licença de Motorista" text:name="py3o.objects.mco_form_employee_driver_id"/>
        <text:user-field-decl office:value-type="string" office:string-value="Grupo do Funcionário" text:name="py3o.objects.mco_form_employee_group_name"/>
        <text:user-field-decl office:value-type="string" office:string-value="Tarefa OfficeTrack" text:name="py3o.objects.mco_task_number"/>
        <text:user-field-decl office:value-type="string" office:string-value="Número do Chamado" text:name="py3o.objects.mco_task_request_number"/>
        <text:user-field-decl office:value-type="string" office:string-value="DescServNow" text:name="py3o.objects.mco_task_data1"/>
        <text:user-field-decl office:value-type="string" office:string-value="Prioridade E2i9" text:name="py3o.objects.mco_task_data2"/>
        <text:user-field-decl office:value-type="string" office:string-value="Início SLA" text:name="py3o.objects.mco_task_external_creation_date"/>
        <text:user-field-decl office:value-type="string" office:string-value="" text:name="py3o.objects.mco_task_type_code"/>
        <text:user-field-decl office:value-type="string" office:string-value="" text:name="py3o.objects.mco_task_type_name"/>
        <text:user-field-decl office:value-type="string" office:string-value="" text:name="py3o.objects.mco_task_category_code"/>
        <text:user-field-decl office:value-type="string" office:string-value="" text:name="py3o.objects.mco_task_category_name"/>
        <text:user-field-decl office:value-type="string" office:string-value="City" text:name="py3o.objects.mco_task_customer_city"/>
        <text:user-field-decl office:value-type="string" office:string-value="CodPo" text:name="py3o.objects.mco_task_customer_number"/>
        <text:user-field-decl office:value-type="string" office:string-value="Number" text:name="py3o.objects.mco_task_customer_address_number"/>
        <text:user-field-decl office:value-type="string" office:string-value="NamePo" text:name="py3o.objects.mco_task_customer_name"/>
        <text:user-field-decl office:value-type="string" office:string-value="State" text:name="py3o.objects.mco_task_customer_state"/>
        <text:user-field-decl office:value-type="string" office:string-value="Street" text:name="py3o.objects.mco_task_customer_street"/>
        <text:user-field-decl office:value-type="string" office:string-value="ItR" text:name="py3o.line.entry_form_perf_item"/>
        <text:user-field-decl office:value-type="string" office:string-value="LInst" text:name="py3o.line.entry_form_perf_l_inst"/>
        <text:user-field-decl office:value-type="string" office:string-value="Serial" text:name="py3o.line.entry_form_perf_num_serial"/>
        <text:user-field-decl office:value-type="string" office:string-value="Patri" text:name="py3o.line.entry_form_perf_num_pat"/>
      </text:user-field-decls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5" text:outline-level="1">Relatório <text:span text:style-name="T3">de Manutenção </text:span>Corretiva</text:h>
      <text:p text:style-name="Título_20_2_20_em_20_Quadro"><text:user-field-get text:name="py3o.objects.mco_task_customer_number">CodPo</text:user-field-get><text:span text:style-name="T2"> – </text:span><text:span text:style-name="T2"><text:user-field-get text:name="py3o.objects.mco_task_customer_name">NamePo</text:user-field-get></text:span></text:p>
      <text:p text:style-name="Título_20_2_20_em_20_Quadro"><text:user-field-get text:name="py3o.objects.mco_task_request_number">Número do Chamado</text:user-field-get></text:p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P4">Data <text:span text:style-name="T4">da execução</text:span>: <text:user-field-get text:name="py3o.objects.mco_form_date_time">DataEnvRel</text:user-field-get></text:p>
      <text:p text:style-name="P4"><text:span text:style-name="T4">Colaborador responsável</text:span>: <text:user-field-get text:name="py3o.objects.mco_form_employee_firstname">Colaborador</text:user-field-get></text:p>
      <text:p text:style-name="P4">Revisor: Fabiano Seragg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adornments="Negrito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fundo_5f_primeira" draw:display-name="fundo_primeira" xlink:href="Pictures/10000000000009B000000DB47A26D6DC3CD35D6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text-align="justify" style:justify-single-word="false" fo:hyphenation-ladder-count="no-limit" style:page-number="auto" fo:background-color="transparent" style:writing-mode="lr-tb">
        <style:tab-stops/>
      </style:paragraph-properties>
      <style:text-properties style:font-name="DejaVu Sans1" fo:font-family="'DejaVu Sans'" style:font-style-name="Book" style:font-family-generic="swiss" style:font-pitch="variable" fo:font-size="10pt" fo:background-color="transparen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writing-mode="lr-tb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4.001cm" fo:margin-right="0cm" fo:margin-top="0cm" fo:margin-bottom="0.101cm" loext:contextual-spacing="false" fo:line-height="100%" fo:text-indent="0cm" style:auto-text-indent="false" style:writing-mode="lr-tb"/>
      <style:text-properties fo:color="#111c27" fo:font-size="12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cm" fo:margin-bottom="0.21cm" loext:contextual-spacing="false" fo:hyphenation-ladder-count="no-limit" fo:text-indent="0cm" style:auto-text-indent="false" style:page-number="auto" fo:break-before="auto" fo:break-after="auto" fo:background-color="transparent" style:writing-mode="lr-tb"/>
      <style:text-properties fo:color="#111c27" style:font-name="DejaVu Sans2" fo:font-family="'DejaVu Sans'" style:font-style-name="Negrito" style:font-family-generic="swiss" style:font-pitch="variable" fo:font-size="20pt" fo:font-weight="bold" style:font-size-asian="130%" style:font-weight-asian="bold" style:font-size-complex="130%" style:font-weight-complex="600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loext:graphic-properties draw:fill="none" draw:fill-color="#729fcf"/>
      <style:paragraph-properties fo:background-color="transparent" style:writing-mode="lr-tb"/>
      <style:text-properties fo:font-size="12pt" style:font-size-asian="10.5pt"/>
    </style:style>
    <style:style style:name="Heading_20_2" style:display-name="Heading 2" style:family="paragraph" style:parent-style-name="Heading" style:class="text" style:master-page-name="">
      <style:paragraph-properties fo:margin-left="2.499cm" fo:margin-right="0cm" fo:hyphenation-ladder-count="no-limit" fo:text-indent="0cm" style:auto-text-indent="false" style:page-number="auto" style:writing-mode="lr-tb"/>
      <style:text-properties fo:color="#111c27" style:font-name="DejaVu Sans2" fo:font-family="'DejaVu Sans'" style:font-style-name="Negrito" style:font-family-generic="swiss" style:font-pitch="variable" fo:font-size="12pt" fo:font-weight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style:writing-mode="lr-tb"/>
      <style:text-properties style:font-size-asian="10.5pt"/>
    </style:style>
    <style:style style:name="Table_20_Heading" style:display-name="Table Heading" style:family="paragraph" style:parent-style-name="Table_20_Contents" style:class="extra"/>
    <style:style style:name="Título_20_2_20_em_20_Quadro" style:display-name="Título 2 em Quadro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  <style:text-properties fo:font-size="16pt" fo:font-weight="bold"/>
    </style:style>
    <style:style style:name="Título_20_1_20_em_20_Quadro" style:display-name="Título 1 em Quadro" style:family="paragraph" style:parent-style-name="Heading_20_1" style:default-outline-level="" style:list-style-name="">
      <style:paragraph-properties fo:margin-left="0cm" fo:margin-right="0cm" fo:text-align="start" style:justify-single-word="false" fo:text-indent="0cm" style:auto-text-indent="false" style:writing-mode="lr-tb"/>
    </style:style>
    <style:style style:name="Text" style:family="paragraph" style:parent-style-name="Caption" style:class="extra"/>
    <style:style style:name="Título_20_2_20_em_20_tabela" style:display-name="Título 2 em tabela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loext:graphic-properties draw:fill="bitmap" draw:opacity="0%" draw:fill-image-width="10.294cm" draw:fill-image-height="10.294cm" style:repeat="repeat" draw:fill-image-ref-point-x="0%" draw:fill-image-ref-point-y="0%" draw:fill-image-ref-point="center" draw:tile-repeat-offset="0% vertical"/>
      <style:paragraph-properties fo:background-color="transparent" style:writing-mode="lr-tb"/>
    </style:style>
    <style:style style:name="M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T1" style:family="text">
      <style:text-properties officeooo:rsid="00b7fa0b"/>
    </style:style>
    <style:style style:name="Mfr1" style:family="graphic" style:parent-style-name="Graphics">
      <style:graphic-properties style:run-through="background" style:protect="content size position" style:wrap="run-through" style:number-wrapped-paragraphs="no-limit" style:vertical-pos="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271.604cm" draw:fill-image-height="384.187cm" style:repeat="stretch" draw:fill-image-ref-point-x="0%" draw:fill-image-ref-point-y="0%" draw:fill-image-ref-point="center" draw:tile-repeat-offset="0% vertica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2cm" fo:margin-left="0cm" fo:margin-right="0cm" fo:margin-bottom="0.499cm" style:shadow="none" fo:background-color="transparent" style:dynamic-spacing="false" draw:fill="none" draw:fill-color="#729fcf" draw:opacity="0%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499cm" fo:margin-right="1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fill-image-name="fundo_5f_primeira" draw:opacity="100%" draw:fill-image-width="0cm" draw:fill-image-height="0cm" style:repeat="stretch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Header_20_left"/>
      </style:header-first>
      <style:footer>
        <text:p text:style-name="MP2"><text:span text:style-name="MT1">Página </text:span><text:page-number text:select-page="current">0</text:page-number> <text:span text:style-name="MT1">de </text:span><text:span text:style-name="MT1"><text:page-count>1</text:page-count></text:span></text:p>
      </style:footer>
      <style:footer-first>
        <text:p text:style-name="MP2"><text:span text:style-name="MT1">Página </text:span><text:page-number text:select-page="current">2</text:page-number> <text:span text:style-name="MT1">de </text:span><text:span text:style-name="MT1"><text:page-count>1</text:page-count></text:span></text:p>
        <text:p text:style-name="MP2"/>
      </style:footer-first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Figura1" text:anchor-type="paragraph" svg:width="20.996cm" svg:height="29.7cm" draw:z-index="0"><draw:image xlink:href="Pictures/10000000000009B000000DB47A26D6DC3CD35D66.png" xlink:type="simple" xlink:show="embed" xlink:actuate="onLoad"/></draw:frame></text:p>
      </style:header>
    </style:master-page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09:53:48.918949701</meta:creation-date>
    <dc:date>2017-06-06T11:45:51.826393067</dc:date>
    <meta:editing-duration>P4DT21H36M23S</meta:editing-duration>
    <meta:editing-cycles>265</meta:editing-cycles>
    <meta:generator>LibreOffice/5.3.3.2$Linux_X86_64 LibreOffice_project/30m0$Build-2</meta:generator>
    <meta:print-date>2017-05-25T20:14:06.713393919</meta:print-date>
    <meta:document-statistic meta:table-count="0" meta:image-count="1" meta:object-count="0" meta:page-count="1" meta:paragraph-count="8" meta:word-count="27" meta:character-count="178" meta:non-whitespace-character-count="158"/>
  </office:meta>
</office:document-meta>
</file>